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Courier New" fo:font-size="10pt" officeooo:rsid="0019f83e" officeooo:paragraph-rsid="0019f83e" style:font-size-asian="8.75pt" style:font-size-complex="10pt"/>
    </style:style>
    <style:style style:name="P2" style:family="paragraph" style:parent-style-name="Standard">
      <style:text-properties style:font-name="Courier New" fo:font-size="10pt" officeooo:rsid="001b7e0e" officeooo:paragraph-rsid="001b7e0e" style:font-size-asian="8.75pt" style:font-size-complex="10pt"/>
    </style:style>
    <style:style style:name="P3" style:family="paragraph" style:parent-style-name="Standard">
      <style:text-properties style:font-name="Courier New" fo:font-size="10pt" officeooo:rsid="00214edf" officeooo:paragraph-rsid="00214edf" style:font-size-asian="8.75pt" style:font-size-complex="10pt"/>
    </style:style>
    <style:style style:name="T1" style:family="text">
      <style:text-properties officeooo:rsid="001d1f9c"/>
    </style:style>
    <style:style style:name="T2" style:family="text">
      <style:text-properties officeooo:rsid="001d5f80"/>
    </style:style>
    <style:style style:name="T3" style:family="text">
      <style:text-properties officeooo:rsid="00204e5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eb. 26, 2022</text:p>
      <text:p text:style-name="P1"/>
      <text:p text:style-name="P1">I embarked on semi-retirement eight months ago.</text:p>
      <text:p text:style-name="P1"/>
      <text:p text:style-name="P1">I never imagined that I would reach this milestone. However, when I started examining my retirement account balances and my social security statements, the <text:span text:style-name="T1">numbers</text:span>, taken with my monthly expenses, made me realize that I was positioned amazingly well financially. It's not that my situation would in any way satisfy a retirement planner. If I followed that guidance, my retirement date would recede into the distant future, <text:span text:style-name="T2">but my situation looked good for making a move, given some careful planning.</text:span></text:p>
      <text:p text:style-name="P1"/>
      <text:p text:style-name="P2">And then there was the prospect of finally being my own boss. I was much younger when I started to pursue the idea of starting my own business. During the intervals between jobs, I used much of my time, when not prospecting for my next job, developing my business. I went to workshops, read all of the sources I could find, and worked with a new business advisor. When I was employed I used weekends, holidays and my days off to further develop my business. <text:span text:style-name="T3">This helped to lessen some of the anxiety and uncertainty I would othervise have had.</text:span></text:p>
      <text:p text:style-name="P2"/>
      <text:p text:style-name="P3">So this newsletter is a work in progress. It is something of a journal or a "how to." I think current demographic and societal trends make my efforts here timely.</text:p>
      <text:p text:style-name="P3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1M19S</meta:editing-duration>
    <meta:editing-cycles>8</meta:editing-cycles>
    <meta:generator>LibreOffice/5.4.3.2$Windows_X86_64 LibreOffice_project/92a7159f7e4af62137622921e809f8546db437e5</meta:generator>
    <dc:date>2022-02-26T15:05:48.033000000</dc:date>
    <meta:document-statistic meta:table-count="0" meta:image-count="0" meta:object-count="0" meta:page-count="1" meta:paragraph-count="5" meta:word-count="220" meta:character-count="1264" meta:non-whitespace-character-count="1049"/>
    <meta:user-defined meta:name="Info 1"/>
    <meta:user-defined meta:name="Info 2"/>
    <meta:user-defined meta:name="Info 3"/>
    <meta:user-defined meta:name="Info 4"/>
  </office:meta>
</office:document-meta>
</file>